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e75cd" officeooo:paragraph-rsid="000e75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ce holder doc for Week fo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6:24:06.061083046</meta:creation-date>
    <meta:print-date>2020-10-07T16:25:13.822619419</meta:print-date>
    <dc:date>2020-10-07T16:26:36.079986448</dc:date>
    <meta:editing-duration>PT2M30S</meta:editing-duration>
    <meta:editing-cycles>1</meta:editing-cycles>
    <meta:document-statistic meta:table-count="0" meta:image-count="0" meta:object-count="0" meta:page-count="1" meta:paragraph-count="1" meta:word-count="6" meta:character-count="29" meta:non-whitespace-character-count="24"/>
    <meta:generator>LibreOffice/7.0.1.2$MacOSX_X86_64 LibreOffice_project/7cbcfc562f6eb6708b5ff7d7397325de9e764452</meta:generator>
  </office:meta>
</office:document-meta>
</file>